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style:font-face style:name="Verdana" svg:font-family="Verdana"/>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New Roman" fo:font-size="12.0pt"/>
    </style:style>
    <style:style style:name="P2"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style:style>
    <style:style style:name="P3" style:family="paragraph" style:parent-style-name="Standard">
      <style:text-properties style:font-name="Times New Roman" fo:font-size="12.0pt"/>
    </style:style>
    <style:style style:name="P4" style:family="paragraph" style:parent-style-name="Standard">
      <style:text-properties style:font-name="Verdana" fo:font-size="10.0pt" fo:color="#000000"/>
    </style:style>
    <style:style style:name="P5" style:family="paragraph" style:parent-style-name="Standard">
      <style:text-properties style:font-name="Times New Roman" fo:font-size="12.0pt" fo:color="#000000"/>
    </style:style>
    <style:style style:name="P6" style:family="paragraph" style:parent-style-name="Standard">
      <style:paragraph-properties fo:margin-top="0.1665in" fo:margin-bottom="0.0835in"/>
      <style:text-properties style:font-name="Times New Roman" fo:font-size="12.0pt"/>
    </style:style>
    <style:style style:name="P7" style:family="paragraph" style:parent-style-name="Standard">
      <style:paragraph-properties fo:margin-bottom="0.0835in"/>
      <style:text-properties style:font-name="Times New Roman" fo:font-size="12.0pt"/>
    </style:style>
    <style:style style:name="P8" style:family="paragraph" style:parent-style-name="Standard">
      <style:paragraph-properties fo:margin-bottom="0.0835in" fo:margin-left="0.5000in" fo:text-indent="-0.5000in">
        <style:tab-stops>
          <style:tab-stop style:position="0.1528in"/>
          <style:tab-stop style:position="0.5000in"/>
        </style:tab-stops>
      </style:paragraph-properties>
      <style:text-properties style:font-name="Times New Roman" fo:font-size="12.0pt"/>
    </style:style>
    <style:style style:name="T1" style:family="text">
      <style:text-properties fo:font-weight="bold" fo:font-weight-asian="bold" fo:font-weight-complex="bold"/>
    </style:style>
    <style:style style:name="T2" style:family="text">
      <style:text-properties style:font-name="Times New Roman" fo:font-size="12.0pt" fo:font-size-asian="12.0pt" fo:font-size-complex="12.0pt"/>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text:list-style style:name="L2">
      <text:list-level-style-number text:level="1" style:num-suffix=")" style:num-format="1">
        <style:list-level-properties text:space-before="0.25in" text:min-label-width="0.25in"/>
      </text:list-level-style-number>
    </text:list-style>
  </office:automatic-styles>
  <office:body>
    <office:text>
      <text:p text:style-name="P1"><text:span text:style-name="T1">Assignment-1</text:span></text:p>
      <text:p text:style-name="P1"><text:span text:style-name="T1">Introduction to Automation</text:span></text:p>
      <text:p text:style-name="P1"/>
      <text:list text:style-name="L1">
        <text:list-item>
          <text:p text:style-name="P2"><text:span text:style-name="T1">What is the difference between Manual Testing and Automation Testing?</text:span></text:p>
        </text:list-item>
        <text:list-item>
          <text:p text:style-name="P2"><text:span text:style-name="T1">What is Automation?</text:span></text:p>
        </text:list-item>
        <text:list-item>
          <text:p text:style-name="P2"><text:span text:style-name="T1">Why to Automate a Project?</text:span></text:p>
        </text:list-item>
        <text:list-item>
          <text:p text:style-name="P2"><text:span text:style-name="T1">What are the advantages of Automation?</text:span></text:p>
        </text:list-item>
        <text:list-item>
          <text:p text:style-name="P2"><text:span text:style-name="T1">Name few test Automation Tools</text:span></text:p>
        </text:list-item>
        <text:list-item>
          <text:p text:style-name="P2"><text:span text:style-name="T1">What are the benefits of Automation?</text:span></text:p>
        </text:list-item>
        <text:list-item>
          <text:p text:style-name="P2"><text:span text:style-name="T1">What is the need of Automation?</text:span></text:p>
        </text:list-item>
        <text:list-item>
          <text:p text:style-name="P2"><text:span text:style-name="T1">What is Framework?</text:span></text:p>
        </text:list-item>
        <text:list-item>
          <text:p text:style-name="P2"><text:span text:style-name="T1">What are the types of frameworks?</text:span></text:p>
        </text:list-item>
        <text:list-item>
          <text:p text:style-name="P2"><text:span text:style-name="T1">What is Keyword driven and Code Driven automation testing?</text:span></text:p>
        </text:list-item>
      </text:list>
      <text:p text:style-name="P3"/>
      <text:p text:style-name="P3"/>
      <text:p text:style-name="P3"/>
      <text:p text:style-name="P3"/>
      <text:p text:style-name="P3"/>
      <text:p text:style-name="P3"/>
      <table:table table:name="Table1" table:style-name="Table1">
        <table:table-column table:style-name="TableColumn1"/>
        <table:table-column table:style-name="TableColumn1"/>
        <table:table-row>
          <table:table-cell table:style-name="TableCell1">
            <text:p text:style-name="P4"><text:span text:style-name="T2">            </text:span>Manual Testing</text:p>
          </table:table-cell>
          <table:table-cell table:style-name="TableCell1">
            <text:p text:style-name="P4"><text:span text:style-name="T2">                </text:span>Automation Testing</text:p>
          </table:table-cell>
        </table:table-row>
        <table:table-row>
          <table:table-cell table:style-name="TableCell1">
            <text:p text:style-name="P4">1. Manual Testing is a process which is done manually.</text:p>
          </table:table-cell>
          <table:table-cell table:style-name="TableCell1">
            <text:p text:style-name="P4">1. Automation Testing is a process which is done by the help of automated tools.</text:p>
          </table:table-cell>
        </table:table-row>
        <table:table-row>
          <table:table-cell table:style-name="TableCell1">
            <text:p text:style-name="P4">2. All the famous phases of STLC like test planning, test deployment, result analysis, test execution, bug tracking and reporting tools are obviously comes under the category of Manual Testing and done successfully by human efforts.</text:p>
          </table:table-cell>
          <table:table-cell table:style-name="TableCell1">
            <text:p text:style-name="P4">2. In Automation Testing all the popular phases of STLC are done by various open sources and purchased tools like Selenium, J meter, QTP, Load Runner, Win Runner and so on.</text:p>
          </table:table-cell>
        </table:table-row>
        <table:table-row>
          <table:table-cell table:style-name="TableCell1">
            <text:p text:style-name="P4">3. Manual Testing is a start of Testing, without this testing we can’t start Automation Testing.</text:p>
          </table:table-cell>
          <table:table-cell table:style-name="TableCell1">
            <text:p text:style-name="P4">3. Automation Testing is a continuous part of Manual Testing.</text:p>
          </table:table-cell>
        </table:table-row>
        <table:table-row>
          <table:table-cell table:style-name="TableCell1">
            <text:p text:style-name="P4">4. In Manual Testing testers are allowed to do <text:a xlink:type="simple" xlink:href="http://testingbasicinterviewquestions.blogspot.in/2015/02/what-is-random-testing-with-example.html"><text:span text:style-name="T2">Random Testing</text:span></text:a><text:s/>to find the Bugs.</text:p>
          </table:table-cell>
          <table:table-cell table:style-name="TableCell1">
            <text:p text:style-name="P4">4. In Automation Testing we always test through Running Scripts.</text:p>
          </table:table-cell>
        </table:table-row>
        <table:table-row>
          <table:table-cell table:style-name="TableCell1">
            <text:p text:style-name="P4">5. In Manual Testing we find more bugs than automation by Error Guessing.</text:p>
          </table:table-cell>
          <table:table-cell table:style-name="TableCell1">
            <text:p text:style-name="P4">5. In Automation Testing we test the repetitive functionalities of the application.</text:p>
          </table:table-cell>
        </table:table-row>
        <table:table-row>
          <table:table-cell table:style-name="TableCell1">
            <text:p text:style-name="P4">6. It takes lot of time.</text:p>
          </table:table-cell>
          <table:table-cell table:style-name="TableCell1">
            <text:p text:style-name="P4">6. It takes less time.</text:p>
          </table:table-cell>
        </table:table-row>
        <table:table-row>
          <table:table-cell table:style-name="TableCell1">
            <text:p text:style-name="P4">7. Manual Testing would be run sequentially.</text:p>
          </table:table-cell>
          <table:table-cell table:style-name="TableCell1">
            <text:p text:style-name="P4">7. Automation Testing is done on different machines at same time.</text:p>
          </table:table-cell>
        </table:table-row>
        <table:table-row>
          <table:table-cell table:style-name="TableCell1">
            <text:p text:style-name="P4">8. <text:a xlink:type="simple" xlink:href="http://testingbasicinterviewquestions.blogspot.in/2012/01/what-is-regression-testing-explain-it.html"><text:span text:style-name="T2">Regression Testing process</text:span></text:a><text:s/>is tough in Manual Testing</text:p>
          </table:table-cell>
          <table:table-cell table:style-name="TableCell1">
            <text:p text:style-name="P4">8. Regression Testing process is easy in Automation Testing by Tools.</text:p>
          </table:table-cell>
        </table:table-row>
        <table:table-row>
          <table:table-cell table:style-name="TableCell1">
            <text:p text:style-name="P4">9. It is not expensive.</text:p>
          </table:table-cell>
          <table:table-cell table:style-name="TableCell1">
            <text:p text:style-name="P4">9. It is expensive.</text:p>
          </table:table-cell>
        </table:table-row>
        <table:table-row>
          <table:table-cell table:style-name="TableCell1">
            <text:p text:style-name="P4">10. More testers are required in Manual Testing because in this testing test cases need to be executed manually.</text:p>
          </table:table-cell>
          <table:table-cell table:style-name="TableCell1">
            <text:p text:style-name="P4">10. Few testers are required in Automation Testing because in this testing test cases need to be executed by using Automation Tools.</text:p>
          </table:table-cell>
        </table:table-row>
        <table:table-row>
          <table:table-cell table:style-name="TableCell1">
            <text:p text:style-name="P4">11. It gives low accuracy result.</text:p>
          </table:table-cell>
          <table:table-cell table:style-name="TableCell1">
            <text:p text:style-name="P4">12. It gives high accuracy result.</text:p>
          </table:table-cell>
        </table:table-row>
        <table:table-row>
          <table:table-cell table:style-name="TableCell1">
            <text:p text:style-name="P4">12. It is considered as low quality.</text:p>
          </table:table-cell>
          <table:table-cell table:style-name="TableCell1">
            <text:p text:style-name="P4">12. It is considered as high quality.</text:p>
          </table:table-cell>
        </table:table-row>
        <table:table-row>
          <table:table-cell table:style-name="TableCell1">
            <text:p text:style-name="P4">13. In this Testing we cannot do batch testing.</text:p>
          </table:table-cell>
          <table:table-cell table:style-name="TableCell1">
            <text:p text:style-name="P4">13. In this Testing we can do multiple types of batch testing.</text:p>
          </table:table-cell>
        </table:table-row>
        <table:table-row>
          <table:table-cell table:style-name="TableCell1">
            <text:p text:style-name="P4">14. It is considered as less reliable.</text:p>
          </table:table-cell>
          <table:table-cell table:style-name="TableCell1">
            <text:p text:style-name="P4">14. It is considered as more reliable.</text:p>
          </table:table-cell>
        </table:table-row>
        <table:table-row>
          <table:table-cell table:style-name="TableCell1">
            <text:p text:style-name="P4">15. No need of programming in Manual Testing.</text:p>
          </table:table-cell>
          <table:table-cell table:style-name="TableCell1">
            <text:p text:style-name="P4">15. Need of programming is must in Automation Testing.</text:p>
          </table:table-cell>
        </table:table-row>
        <table:table-row>
          <table:table-cell table:style-name="TableCell1">
            <text:p text:style-name="P4">16. It is done without interaction of any Tool.</text:p>
          </table:table-cell>
          <table:table-cell table:style-name="TableCell1">
            <text:p text:style-name="P4">16. It is always done using tools.</text:p>
          </table:table-cell>
        </table:table-row>
      </table:table>
      <text:p text:style-name="P3"/>
      <text:p text:style-name="P3"/>
      <text:p text:style-name="P3"/>
      <text:p text:style-name="P3"/>
      <text:p text:style-name="P3"/>
      <text:p text:style-name="P3">Que :- What is Automation? </text:p>
      <text:p text:style-name="P5">In <text:a xlink:type="simple" xlink:href="https://en.wikipedia.org/wiki/Software_testing"><text:span text:style-name="T1">software testing</text:span></text:a>, test automation is the use of special <text:a xlink:type="simple" xlink:href="https://en.wikipedia.org/wiki/Software"><text:span text:style-name="T1">software</text:span></text:a><text:s/>(separate from the software being tested) to control the execution of tests and the comparison of actual outcomes with predicted outcomes.<text:a xlink:type="simple" xlink:href="https://en.wikipedia.org/wiki/Test_automation#cite_note-1"><text:span text:style-name="T1">[1]</text:span></text:a><text:s/>Test automation can automate some repetitive but necessary tasks in a formalized testing process already in place, or perform additional testing that would be difficult to do manually. Test automation is critical for <text:a xlink:type="simple" xlink:href="https://en.wikipedia.org/wiki/Continuous_delivery"><text:span text:style-name="T1">continuous delivery</text:span></text:a><text:s/>and <text:a xlink:type="simple" xlink:href="https://en.wikipedia.org/wiki/Continuous_testing"><text:span text:style-name="T1">continuous testing</text:span></text:a><text:s/></text:p>
      <text:p text:style-name="P3"/>
      <text:p text:style-name="P3"/>
      <text:p text:style-name="P3"/>
      <text:p text:style-name="P3">Que :- Why to Automate a Project?</text:p>
      <text:p text:style-name="P6">Automated Software Testing Saves Time and Money</text:p>
      <text:p text:style-name="P6">Testing Improves Accuracy</text:p>
      <text:p text:style-name="P6">Automation Does What Manual Testing Cannot</text:p>
      <text:p text:style-name="P6">Automated QA Testing Helps Developers and Testers</text:p>
      <text:p text:style-name="P7"/>
      <text:p text:style-name="P7">Que :- What are the advantages of Automation?</text:p>
      <text:p text:style-name="P3"/>
      <text:p text:style-name="P7">Reliable: Tests perform precisely the same operations each time they are run, thereby eliminating human error </text:p>
      <text:p text:style-name="P7">Repeatable: You can test how the software reacts under repeated execution of the same operations. <text:line-break/>Programmable: You can program sophisticated tests that bring out hidden information from the application. <text:line-break/><text:line-break/>Comprehensive: You can build a suite of tests that covers every feature in your application. </text:p>
      <text:p text:style-name="P7">Reusable: You can reuse tests on different versions of an application, even if the user interface changes. </text:p>
      <text:p text:style-name="P7">Better Quality Software: Because you can run more tests in less time with fewer resources </text:p>
      <text:p text:style-name="P7">Fast: Automated Tools run tests significantly faster than human users. </text:p>
      <text:p text:style-name="P7">Cost Reduction: As the number of resources for regression test are reduced.</text:p>
      <text:p text:style-name="P7">Choosing the right tools for the job and targeting the right areas of the organization to deploy them can only realize these benefits. The right areas where the automation fit must be chosen. </text:p>
      <text:p text:style-name="P3"/>
      <text:p text:style-name="P3">Que :- Name few test Automation Tools ?</text:p>
      <text:p text:style-name="P3"/>
      <text:p text:style-name="P3">Tools </text:p>
      <text:p text:style-name="P3">Selenium Ide , RC</text:p>
      <text:p text:style-name="P3">Mercury :- QTP ( UFT) <text:s/>, WinRunner</text:p>
      <text:p text:style-name="P3">IBM :- Rational Robot</text:p>
      <text:p text:style-name="P3">Borland :- Silk Test</text:p>
      <text:p text:style-name="P3"/>
      <text:p text:style-name="P3"/>
      <text:p text:style-name="P3">Que:- What are the benefits of Automation</text:p>
      <text:p text:style-name="P3"/>
      <text:p text:style-name="P3">Saves time – faster releases: </text:p>
      <text:p text:style-name="P3">Improves accuracy – higher customer satisfaction: </text:p>
      <text:p text:style-name="P3">More test coverage – less risk </text:p>
      <text:p text:style-name="P3">Faster test results – bugs fixed earlier: </text:p>
      <text:p text:style-name="P3">Enhances load testing capacity – real world simulation </text:p>
      <text:p text:style-name="P3">Increases morale – higher productivity </text:p>
      <text:p text:style-name="P3"/>
      <text:p text:style-name="P3">Que :- What is Framework ?</text:p>
      <text:p text:style-name="P3"/>
      <text:p text:style-name="P3">A set of guidelines like coding standards , test-data handling , object repository treatment etc... which when followed during automation scripting produce beneficial outcomes like increase code re-usage , higher portability , reduced script maintenance cost etc </text:p>
      <text:p text:style-name="P3"/>
      <text:p text:style-name="P3"/>
      <text:p text:style-name="P3">Que :- What are the types of frameworks?</text:p>
      <text:p text:style-name="P3"/>
      <text:list text:style-name="L2">
        <text:list-item>
          <text:p text:style-name="P8">Linear Scripting<text:line-break/>2)The Test Library Architecture Framework.<text:line-break/>3)The Data-Driven Testing Framework.<text:line-break/>4)The Keyword-Driven or Table-Driven Testing Framework.<text:line-break/>5)The Hybrid Test Automation Framework.</text:p>
        </text:list-item>
      </text:list>
      <text:p text:style-name="P3"/>
      <text:p text:style-name="P3"/>
      <text:p text:style-name="P3">Que:- What is Keyword driven and Code Driven automation testing?</text:p>
      <text:p text:style-name="P3"/>
      <text:p text:style-name="P3"/>
      <text:p text:style-name="P5">Keyword-driven testing, also known as table-driven testing or action word based testing, is a <text:a xlink:type="simple" xlink:href="https://en.wikipedia.org/wiki/Software_testing"><text:span text:style-name="T1">software testing</text:span></text:a><text:s/>methodology suitable for both <text:a xlink:type="simple" xlink:href="https://en.wikipedia.org/wiki/Hand"><text:span text:style-name="T1">manual</text:span></text:a><text:s/>and <text:a xlink:type="simple" xlink:href="https://en.wikipedia.org/wiki/Automated_testing"><text:span text:style-name="T1">automated testing</text:span></text:a>. This method separates the documentation of test cases -including the data to use- from the prescription of the way the test cases are executed. As a result it separates the test creation process into two distinct stages: a design and development stage, and an execution stage. </text:p>
      <text:p text:style-name="P3"/>
      <text:p text:style-name="P5">The Code driven testing also known as test driven development's first step is to add a test, which is enough for code to fail. Next, we execute out tests usually a complete test suite or a subset of tests to accelerate testing to ensure that the new test fails. Then, the code is updated to make it pass the new tests. Then, the fourth step is to execute the tests again. If they fail, we need to update the code and retest. Once the test passes, the next step is to go through the same process again for the next development it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